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tyle="italic" officeooo:rsid="00104a9a" officeooo:paragraph-rsid="00104a9a" style:font-style-asian="italic" style:font-style-complex="italic"/>
    </style:style>
    <style:style style:name="P2" style:family="paragraph" style:parent-style-name="Standard">
      <style:text-properties fo:font-style="italic" fo:font-weight="normal" officeooo:rsid="00104a9a" officeooo:paragraph-rsid="00104a9a" style:font-style-asian="italic" style:font-weight-asian="normal" style:font-style-complex="italic" style:font-weight-complex="normal"/>
    </style:style>
    <style:style style:name="P3" style:family="paragraph" style:parent-style-name="Standard">
      <style:text-properties fo:font-style="italic" fo:font-weight="normal" officeooo:rsid="00131414" officeooo:paragraph-rsid="00131414" style:font-style-asian="italic" style:font-weight-asian="normal" style:font-style-complex="italic" style:font-weight-complex="normal"/>
    </style:style>
    <style:style style:name="P4" style:family="paragraph" style:parent-style-name="Standard">
      <style:text-properties fo:font-weight="bold" officeooo:rsid="00104a9a" officeooo:paragraph-rsid="00104a9a" style:font-weight-asian="bold" style:font-weight-complex="bold"/>
    </style:style>
    <style:style style:name="P5" style:family="paragraph" style:parent-style-name="Standard">
      <style:text-properties fo:font-weight="bold" officeooo:rsid="001170cf" officeooo:paragraph-rsid="001170cf" style:font-weight-asian="bold" style:font-weight-complex="bold"/>
    </style:style>
    <style:style style:name="P6" style:family="paragraph" style:parent-style-name="Standard">
      <style:text-properties fo:font-style="normal" fo:font-weight="bold" officeooo:rsid="00104a9a" officeooo:paragraph-rsid="00104a9a" style:font-style-asian="normal" style:font-weight-asian="bold" style:font-style-complex="normal" style:font-weight-complex="bold"/>
    </style:style>
    <style:style style:name="P7" style:family="paragraph" style:parent-style-name="Standard">
      <style:text-properties fo:font-style="normal" fo:font-weight="bold" officeooo:rsid="00104a9a" officeooo:paragraph-rsid="001170cf" style:font-style-asian="normal" style:font-weight-asian="bold" style:font-style-complex="normal" style:font-weight-complex="bold"/>
    </style:style>
    <style:style style:name="P8" style:family="paragraph" style:parent-style-name="Standard">
      <style:text-properties fo:font-style="normal" fo:font-weight="bold" officeooo:rsid="001170cf" officeooo:paragraph-rsid="001170cf" style:font-style-asian="normal" style:font-weight-asian="bold" style:font-style-complex="normal" style:font-weight-complex="bold"/>
    </style:style>
    <style:style style:name="P9" style:family="paragraph" style:parent-style-name="Standard">
      <style:text-properties fo:font-style="normal" fo:font-weight="bold" officeooo:rsid="0011e731" officeooo:paragraph-rsid="0011e731" style:font-style-asian="normal" style:font-weight-asian="bold" style:font-style-complex="normal" style:font-weight-complex="bold"/>
    </style:style>
    <style:style style:name="P10" style:family="paragraph" style:parent-style-name="Standard">
      <style:text-properties fo:font-style="normal" fo:font-weight="bold" officeooo:rsid="00131414" officeooo:paragraph-rsid="00131414" style:font-style-asian="normal" style:font-weight-asian="bold" style:font-style-complex="normal" style:font-weight-complex="bold"/>
    </style:style>
    <style:style style:name="P11" style:family="paragraph" style:parent-style-name="Standard">
      <style:text-properties fo:font-style="normal" fo:font-weight="normal" officeooo:rsid="00104a9a" officeooo:paragraph-rsid="00104a9a" style:font-style-asian="normal" style:font-weight-asian="normal" style:font-style-complex="normal" style:font-weight-complex="normal"/>
    </style:style>
    <style:style style:name="P12" style:family="paragraph" style:parent-style-name="Standard">
      <style:text-properties fo:font-weight="normal" officeooo:rsid="00104a9a" officeooo:paragraph-rsid="00104a9a" style:font-weight-asian="normal" style:font-weight-complex="normal"/>
    </style:style>
    <style:style style:name="P13" style:family="paragraph" style:parent-style-name="Text_20_body">
      <style:paragraph-properties fo:padding="0.049cm" fo:border="0.06pt solid #d9d9e3"/>
      <style:text-properties loext:padding="0.049cm" loext:border="0.06pt solid #d9d9e3"/>
    </style:style>
    <style:style style:name="P14" style:family="paragraph" style:parent-style-name="Text_20_body" style:list-style-name="L1">
      <style:paragraph-properties fo:margin-top="0cm" fo:margin-bottom="0cm" style:contextual-spacing="false" fo:padding="0.049cm" fo:border="0.06pt solid #d9d9e3"/>
      <style:text-properties loext:padding="0.049cm" loext:border="0.06pt solid #d9d9e3"/>
    </style:style>
    <style:style style:name="P15" style:family="paragraph" style:parent-style-name="Text_20_body">
      <style:paragraph-properties fo:margin-top="0cm" fo:margin-bottom="0cm" style:contextual-spacing="false"/>
      <style:text-properties loext:padding="0.049cm" loext:border="0.06pt solid #d9d9e3"/>
    </style:style>
    <style:style style:name="P16" style:family="paragraph" style:parent-style-name="Text_20_body" style:list-style-name="L1">
      <style:paragraph-properties fo:margin-top="0cm" fo:margin-bottom="0cm" style:contextual-spacing="false" fo:padding="0.049cm" fo:border="0.06pt solid #d9d9e3"/>
    </style:style>
    <style:style style:name="P17" style:family="paragraph" style:parent-style-name="Text_20_body" style:list-style-name="L1">
      <style:paragraph-properties fo:padding="0.049cm" fo:border="0.06pt solid #d9d9e3"/>
    </style:style>
    <style:style style:name="P18" style:family="paragraph" style:parent-style-name="Text_20_body">
      <style:text-properties fo:font-style="normal" fo:font-weight="normal" officeooo:rsid="00104a9a" officeooo:paragraph-rsid="00104a9a" style:font-style-asian="normal" style:font-weight-asian="normal" style:font-style-complex="normal" style:font-weight-complex="normal" loext:padding="0.049cm" loext:border="0.06pt solid #d9d9e3"/>
    </style:style>
    <style:style style:name="P19" style:family="paragraph" style:parent-style-name="Text_20_body">
      <style:paragraph-properties fo:margin-top="0cm" fo:margin-bottom="0cm" style:contextual-spacing="false"/>
      <style:text-properties fo:font-weight="bold" officeooo:rsid="001170cf" officeooo:paragraph-rsid="001170cf" style:font-weight-asian="bold" style:font-weight-complex="bold" loext:padding="0.049cm" loext:border="0.06pt solid #d9d9e3"/>
    </style:style>
    <style:style style:name="P20" style:family="paragraph" style:parent-style-name="Text_20_body">
      <style:paragraph-properties fo:margin-top="0cm" fo:margin-bottom="0cm" style:contextual-spacing="false"/>
      <style:text-properties fo:font-weight="bold" officeooo:rsid="0011e731" officeooo:paragraph-rsid="0011e731" style:font-weight-asian="bold" style:font-weight-complex="bold" loext:padding="0.049cm" loext:border="0.06pt solid #d9d9e3"/>
    </style:style>
    <style:style style:name="P21" style:family="paragraph" style:parent-style-name="Text_20_body">
      <style:paragraph-properties fo:margin-top="0cm" fo:margin-bottom="0cm" style:contextual-spacing="false"/>
      <style:text-properties fo:font-style="italic" fo:font-weight="normal" officeooo:rsid="0011e731" officeooo:paragraph-rsid="0011e731" style:font-style-asian="italic" style:font-weight-asian="normal" style:font-style-complex="italic" style:font-weight-complex="normal" loext:padding="0.049cm" loext:border="0.06pt solid #d9d9e3"/>
    </style:style>
    <style:style style:name="T1" style:family="text">
      <style:text-properties loext:padding="0.049cm" loext:border="0.06pt solid #d9d9e3"/>
    </style:style>
    <style:style style:name="T2" style:family="text">
      <style:text-properties officeooo:rsid="0013141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gram – 1</text:p>
      <text:p text:style-name="P4"/>
      <text:p text:style-name="P4">Object - -Write a program to display a file page wise assuming a page has 10 lines and each line</text:p>
      <text:p text:style-name="P4">has 80 characters</text:p>
      <text:p text:style-name="P4"/>
      <text:p text:style-name="P4">Code :</text:p>
      <text:p text:style-name="P12"/>
      <text:p text:style-name="P2">#include&lt;stdio.h&gt;</text:p>
      <text:p text:style-name="P2">#include&lt;stdlib.h&gt;</text:p>
      <text:p text:style-name="P2">main(int argc, char *argv[])</text:p>
      <text:p text:style-name="P2">{</text:p>
      <text:p text:style-name="P2"><text:tab/>char buff[10][80];</text:p>
      <text:p text:style-name="P2"><text:tab/>int i,j;</text:p>
      <text:p text:style-name="P2"><text:tab/>char k;</text:p>
      <text:p text:style-name="P2"><text:tab/>FILE *fp;</text:p>
      <text:p text:style-name="P2"><text:tab/>if(argc!=2)</text:p>
      <text:p text:style-name="P2"><text:tab/>{</text:p>
      <text:p text:style-name="P2"><text:tab/><text:tab/>fprintf(stderr,"Usage: ./a.out file name\n");</text:p>
      <text:p text:style-name="P2"><text:tab/><text:tab/>exit(1);</text:p>
      <text:p text:style-name="P2"><text:tab/>}</text:p>
      <text:p text:style-name="P2"><text:tab/>fp=fopen(argv[1],"r");</text:p>
      <text:p text:style-name="P2"><text:tab/>while(!feof(fp)){</text:p>
      <text:p text:style-name="P2"><text:tab/><text:tab/>for(i=0;i&lt;10;i++)</text:p>
      <text:p text:style-name="P2"><text:tab/><text:tab/><text:tab/>for(j=0;j&lt;80;j++)</text:p>
      <text:p text:style-name="P2"><text:tab/><text:tab/><text:tab/><text:tab/>buff[i][j]='\0';</text:p>
      <text:p text:style-name="P2"/>
      <text:p text:style-name="P2"><text:tab/><text:tab/>for(i=0;i&lt;10;i++)</text:p>
      <text:p text:style-name="P2"><text:tab/><text:tab/><text:tab/>fgets(buff[i],80,fp);</text:p>
      <text:p text:style-name="P2"><text:tab/><text:tab/>for(i=0;i&lt;10;i++)</text:p>
      <text:p text:style-name="P2"><text:tab/><text:tab/><text:tab/>printf("%s",buff[i]);</text:p>
      <text:p text:style-name="P2"><text:tab/><text:tab/>scanf("%c", &amp;k);</text:p>
      <text:p text:style-name="P2"><text:tab/>}</text:p>
      <text:p text:style-name="P2"><text:tab/>fclose(fp);</text:p>
      <text:p text:style-name="P2">}</text:p>
      <text:p text:style-name="P2"/>
      <text:p text:style-name="P7">Explanation:</text:p>
      <text:p text:style-name="P7"/>
      <text:p text:style-name="P8">Just paste the code at ChatGPT Prompt and ask to explain.</text:p>
      <text:p text:style-name="P4"/>
      <text:p text:style-name="P5">OR</text:p>
      <text:p text:style-name="P1"/>
      <text:p text:style-name="P1">#include &lt;stdio.h&gt;</text:p>
      <text:p text:style-name="P1"/>
      <text:p text:style-name="P1">#define MAX_LINE_LEN 80</text:p>
      <text:p text:style-name="P1">#define MAX_LINES_PER_PAGE 10</text:p>
      <text:p text:style-name="P1"/>
      <text:p text:style-name="P1">int main(int argc, char *argv[]) {</text:p>
      <text:p text:style-name="P1"><text:s text:c="4"/>if (argc != 2) {</text:p>
      <text:p text:style-name="P1"><text:s text:c="8"/>fprintf(stderr, "Usage: %s &lt;filename&gt;\n", argv[0]);</text:p>
      <text:p text:style-name="P1"><text:s text:c="8"/>return 1;</text:p>
      <text:p text:style-name="P1"><text:s text:c="4"/>}</text:p>
      <text:p text:style-name="P1"><text:soft-page-break/></text:p>
      <text:p text:style-name="P1"><text:s text:c="4"/>FILE *fp = fopen(argv[1], "r");</text:p>
      <text:p text:style-name="P1"><text:s text:c="4"/>if (fp == NULL) {</text:p>
      <text:p text:style-name="P1"><text:s text:c="8"/>fprintf(stderr, "Error: could not open file %s\n", argv[1]);</text:p>
      <text:p text:style-name="P1"><text:s text:c="8"/>return 1;</text:p>
      <text:p text:style-name="P1"><text:s text:c="4"/>}</text:p>
      <text:p text:style-name="P1"/>
      <text:p text:style-name="P1"><text:s text:c="4"/>char line[MAX_LINE_LEN];</text:p>
      <text:p text:style-name="P1"><text:s text:c="4"/>int line_count = 0;</text:p>
      <text:p text:style-name="P1"><text:s text:c="4"/>while (fgets(line, MAX_LINE_LEN, fp) != NULL) {</text:p>
      <text:p text:style-name="P1"><text:s text:c="8"/>printf("%s", line);</text:p>
      <text:p text:style-name="P1"><text:s text:c="8"/>line_count++;</text:p>
      <text:p text:style-name="P1"><text:s text:c="8"/>if (line_count &gt;= MAX_LINES_PER_PAGE) {</text:p>
      <text:p text:style-name="P1"><text:s text:c="12"/>printf("\nPress ENTER to continue...\n");</text:p>
      <text:p text:style-name="P1"><text:s text:c="12"/>getchar();</text:p>
      <text:p text:style-name="P1"><text:s text:c="12"/>line_count = 0;</text:p>
      <text:p text:style-name="P1"><text:s text:c="8"/>}</text:p>
      <text:p text:style-name="P1"><text:s text:c="4"/>}</text:p>
      <text:p text:style-name="P1"/>
      <text:p text:style-name="P1"><text:s text:c="4"/>fclose(fp);</text:p>
      <text:p text:style-name="P1"><text:s text:c="4"/>return 0;</text:p>
      <text:p text:style-name="P1">}</text:p>
      <text:p text:style-name="P1"/>
      <text:p text:style-name="P6">Explanation:</text:p>
      <text:p text:style-name="P11"/>
      <text:p text:style-name="P18">Here's an explanation of how the program works:</text:p>
      <text:list xml:id="list1750101543" text:style-name="L1">
        <text:list-item>
          <text:p text:style-name="P14">The program takes one command line argument, which is the name of the file to be displayed.</text:p>
        </text:list-item>
        <text:list-item>
          <text:p text:style-name="P16"><text:span text:style-name="T1">The program opens the file using </text:span><text:span text:style-name="Source_20_Text"><text:span text:style-name="T1">fopen()</text:span></text:span><text:span text:style-name="T1">, and checks if the file was opened successfully. If the file could not be opened, an error message is printed to </text:span><text:span text:style-name="Source_20_Text"><text:span text:style-name="T1">stderr</text:span></text:span><text:span text:style-name="T1">.</text:span></text:p>
        </text:list-item>
        <text:list-item>
          <text:p text:style-name="P16"><text:span text:style-name="T1">The program then reads the file line by line using </text:span><text:span text:style-name="Source_20_Text"><text:span text:style-name="T1">fgets()</text:span></text:span><text:span text:style-name="T1">. Each line is printed to the console using </text:span><text:span text:style-name="Source_20_Text"><text:span text:style-name="T1">printf()</text:span></text:span><text:span text:style-name="T1">.</text:span></text:p>
        </text:list-item>
        <text:list-item>
          <text:p text:style-name="P16"><text:span text:style-name="T1">The program keeps track of the number of lines that have been printed so far using the </text:span><text:span text:style-name="Source_20_Text"><text:span text:style-name="T1">line_count</text:span></text:span><text:span text:style-name="T1"> variable. When the number of lines reaches 10 (i.e. a page has been filled), the program prompts the user to press ENTER to continue using </text:span><text:span text:style-name="Source_20_Text"><text:span text:style-name="T1">printf()</text:span></text:span><text:span text:style-name="T1"> and </text:span><text:span text:style-name="Source_20_Text"><text:span text:style-name="T1">getchar()</text:span></text:span><text:span text:style-name="T1">. After the user presses ENTER, the program resets the line count to 0, and continues printing the file.</text:span></text:p>
        </text:list-item>
        <text:list-item>
          <text:p text:style-name="P17"><text:span text:style-name="T1">The program closes the file using </text:span><text:span text:style-name="Source_20_Text"><text:span text:style-name="T1">fclose()</text:span></text:span><text:span text:style-name="T1"> and returns 0 to indicate success.</text:span></text:p>
        </text:list-item>
      </text:list>
      <text:p text:style-name="P13">Note that this program assumes that each line in the file is no longer than 80 characters, and that each page has exactly 10 lines. If the lines in the file are longer than 80 characters, or if there are fewer than 10 lines on the last page, the program may not work as expected.</text:p>
      <text:p text:style-name="P15"/>
      <text:p text:style-name="P15"/>
      <text:p text:style-name="P15"/>
      <text:p text:style-name="P19"><text:soft-page-break/>Program – 2</text:p>
      <text:p text:style-name="P19">Object - -Write a Program which converts all the small case letters in a file into appropriate</text:p>
      <text:p text:style-name="P19">capital letters.</text:p>
      <text:p text:style-name="P19"/>
      <text:p text:style-name="P20">Code :</text:p>
      <text:p text:style-name="P20"/>
      <text:p text:style-name="P21">#include&lt;stdio.h&gt;</text:p>
      <text:p text:style-name="P21">#include&lt;stdlib.h&gt;</text:p>
      <text:p text:style-name="P21">main(int argc, char *argv[])</text:p>
      <text:p text:style-name="P21">{</text:p>
      <text:p text:style-name="P21"><text:tab/>FILE *fp, *ft;</text:p>
      <text:p text:style-name="P21"><text:tab/>char ch;</text:p>
      <text:p text:style-name="P21"><text:tab/>if(argc!=2)</text:p>
      <text:p text:style-name="P21"><text:tab/>{</text:p>
      <text:p text:style-name="P21"><text:tab/><text:tab/>fprintf(stderr,"Usage: ./a.out file name\n");</text:p>
      <text:p text:style-name="P21"><text:tab/><text:tab/>exit(1);</text:p>
      <text:p text:style-name="P21"><text:tab/>}</text:p>
      <text:p text:style-name="P21"><text:tab/>fp=fopen(argv[1],"r");</text:p>
      <text:p text:style-name="P21"><text:tab/>if(fp==NULL)</text:p>
      <text:p text:style-name="P21"><text:tab/>{</text:p>
      <text:p text:style-name="P21"><text:tab/><text:tab/>printf("can't open file");</text:p>
      <text:p text:style-name="P21"><text:tab/><text:tab/>exit(1);</text:p>
      <text:p text:style-name="P21"><text:tab/>}</text:p>
      <text:p text:style-name="P21"><text:tab/>ft=fopen("temp","w");</text:p>
      <text:p text:style-name="P21"><text:tab/>while(!feof(fp))</text:p>
      <text:p text:style-name="P21"><text:tab/>{</text:p>
      <text:p text:style-name="P21"><text:tab/><text:tab/>ch=fgetc(fp);</text:p>
      <text:p text:style-name="P21"><text:tab/><text:tab/>if(ch&gt;=97&amp;&amp;ch&lt;=122)</text:p>
      <text:p text:style-name="P21"><text:tab/><text:tab/>ch=ch+'A' - 'a';</text:p>
      <text:p text:style-name="P21"><text:tab/><text:tab/>fputc(ch,ft);</text:p>
      <text:p text:style-name="P21"><text:tab/>}</text:p>
      <text:p text:style-name="P21"><text:tab/>fclose(ft);</text:p>
      <text:p text:style-name="P21"><text:tab/>fclose(fp);</text:p>
      <text:p text:style-name="P21"><text:tab/>ft=fopen("temp","r");</text:p>
      <text:p text:style-name="P21"><text:tab/>fp=fopen(argv[1],"w");</text:p>
      <text:p text:style-name="P21"><text:tab/>if(ft!=NULL)</text:p>
      <text:p text:style-name="P21"><text:tab/>{</text:p>
      <text:p text:style-name="P21"><text:tab/><text:tab/>while(!feof(ft))</text:p>
      <text:p text:style-name="P21"><text:soft-page-break/><text:tab/><text:tab/>{</text:p>
      <text:p text:style-name="P21"><text:tab/><text:tab/><text:tab/>ch=fgetc(ft);</text:p>
      <text:p text:style-name="P21"><text:tab/><text:tab/><text:tab/>fputc(ch,fp);</text:p>
      <text:p text:style-name="P21"><text:tab/><text:tab/>}</text:p>
      <text:p text:style-name="P21"><text:tab/><text:tab/>fclose(ft);</text:p>
      <text:p text:style-name="P21"><text:tab/><text:tab/>fclose(fp);</text:p>
      <text:p text:style-name="P21"><text:tab/>}</text:p>
      <text:p text:style-name="P21"><text:tab/>else</text:p>
      <text:p text:style-name="P21"><text:tab/><text:tab/>printf("Error in opening file");</text:p>
      <text:p text:style-name="P21"/>
      <text:p text:style-name="P21">}</text:p>
      <text:p text:style-name="P2"/>
      <text:p text:style-name="P9">Explanation:</text:p>
      <text:p text:style-name="P9"><text:tab/><text:span text:style-name="T2">Just paste the code in ChatGPT prompt and ask to explain it line by line.</text:span></text:p>
      <text:p text:style-name="P9"/>
      <text:p text:style-name="P10">OR</text:p>
      <text:p text:style-name="P10"/>
      <text:p text:style-name="P10"/>
      <text:p text:style-name="P3">#include &lt;stdio.h&gt;</text:p>
      <text:p text:style-name="P3"/>
      <text:p text:style-name="P3">int main() {</text:p>
      <text:p text:style-name="P3"><text:s text:c="4"/>// Declare variables</text:p>
      <text:p text:style-name="P3"><text:s text:c="4"/>char ch;</text:p>
      <text:p text:style-name="P3"><text:s text:c="4"/>FILE *file;</text:p>
      <text:p text:style-name="P3"/>
      <text:p text:style-name="P3"><text:s text:c="4"/>// Open file for reading and writing</text:p>
      <text:p text:style-name="P3"><text:s text:c="4"/>file = fopen("input.txt", "r+");</text:p>
      <text:p text:style-name="P3"><text:s text:c="4"/>if (file == NULL) {</text:p>
      <text:p text:style-name="P3"><text:s text:c="8"/>printf("Error: Could not open file.\n");</text:p>
      <text:p text:style-name="P3"><text:s text:c="8"/>return 1;</text:p>
      <text:p text:style-name="P3"><text:s text:c="4"/>}</text:p>
      <text:p text:style-name="P3"/>
      <text:p text:style-name="P3"><text:s text:c="4"/>// Read and modify each character in the file</text:p>
      <text:p text:style-name="P3"><text:s text:c="4"/>while ((ch = fgetc(file)) != EOF) {</text:p>
      <text:p text:style-name="P3"><text:s text:c="8"/>// Convert lowercase to uppercase</text:p>
      <text:p text:style-name="P3"><text:s text:c="8"/>if (ch &gt;= 'a' &amp;&amp; ch &lt;= 'z') {</text:p>
      <text:p text:style-name="P3"><text:s text:c="12"/>ch -= 'a' - 'A';</text:p>
      <text:p text:style-name="P3"><text:s text:c="12"/>// Move the file pointer back by one to overwrite the lowercase character</text:p>
      <text:p text:style-name="P3"><text:s text:c="12"/>fseek(file, -1, SEEK_CUR);</text:p>
      <text:p text:style-name="P3"><text:s text:c="12"/>fputc(ch, file);</text:p>
      <text:p text:style-name="P3"><text:s text:c="8"/>}</text:p>
      <text:p text:style-name="P3"><text:s text:c="4"/>}</text:p>
      <text:p text:style-name="P3"/>
      <text:p text:style-name="P3"><text:s text:c="4"/>// Close file</text:p>
      <text:p text:style-name="P3"><text:s text:c="4"/>fclose(file);</text:p>
      <text:p text:style-name="P3"/>
      <text:p text:style-name="P3"><text:s text:c="4"/>// Print success message</text:p>
      <text:p text:style-name="P3"><text:s text:c="4"/>printf("Successfully converted all lowercase letters to uppercase.\n");</text:p>
      <text:p text:style-name="P3"><text:soft-page-break/></text:p>
      <text:p text:style-name="P3"><text:s text:c="4"/>return 0;</text:p>
      <text:p text:style-name="P3">}</text:p>
      <text:p text:style-name="P3"/>
      <text:p text:style-name="P10">Explanation:</text:p>
      <text:p text:style-name="P10"><text:tab/>Just paste the code in ChatGPT prompt and ask to explain it line by 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23:46.279361378</meta:creation-date>
    <dc:date>2023-02-15T11:00:15.296423578</dc:date>
    <meta:editing-duration>PT5M6S</meta:editing-duration>
    <meta:editing-cycles>2</meta:editing-cycles>
    <meta:generator>LibreOffice/7.3.7.2$Linux_X86_64 LibreOffice_project/30$Build-2</meta:generator>
    <meta:document-statistic meta:table-count="0" meta:image-count="0" meta:object-count="0" meta:page-count="5" meta:paragraph-count="146" meta:word-count="595" meta:character-count="4062" meta:non-whitespace-character-count="3231"/>
  </office:meta>
</office:document-meta>
</file>